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17fdf"/>
    </style:style>
    <style:style style:name="P2" style:family="paragraph" style:parent-style-name="Standard">
      <style:text-properties officeooo:rsid="00017fdf" officeooo:paragraph-rsid="00017fdf"/>
    </style:style>
    <style:style style:name="T1" style:family="text">
      <style:text-properties style:font-name="sans-serif" fo:font-size="15pt"/>
    </style:style>
    <style:style style:name="T2" style:family="text">
      <style:text-properties style:font-name="sans-serif" fo:font-size="15pt" officeooo:rsid="00017f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Key Personnel Roles </text:span>– <text:span text:style-name="T1">PDF Attachment. 2-Page Limit.</text:span> <text:span text:style-name="T1">Title the attachment as ‘Key Personnel’ and save file as ‘KeyPersonnel’.Clearly describe the roles and responsibilities of the PD, collaborator(s), mentor(s) etc. (biographical sketches for key personnel including mentor(s) should not be included here). If it will be necessary to enter into formal consulting or collaborative arrangements with others, such arrangements should be fully explained and justified.</text:span> <text:span text:style-name="T1">Evidence (letters of support) for this type of collaboration should be provided in the ‘Documentation of Collaboration’ attachment (see item 5) below).</text:span></text:p>
      <text:p text:style-name="P1"><text:span text:style-name="T1"/></text:p>
      <text:p text:style-name="P2"><text:span text:style-name="T1">Daniel Thomas (PD):</text:span></text:p>
      <text:p text:style-name="P2"><text:span text:style-name="T1"/></text:p>
      <text:p text:style-name="P2"><text:span text:style-name="T1">Daniel will </text:span></text:p>
      <text:p text:style-name="P2"><text:span text:style-name="T1"/></text:p>
      <text:p text:style-name="P2"><text:span text:style-name="T1">Take samples</text:span></text:p>
      <text:p text:style-name="P2"><text:span text:style-name="T1"/></text:p>
      <text:p text:style-name="P2"><text:span text:style-name="T1">Interact with coffee growers, following introductions from Vandermeer</text:span></text:p>
      <text:p text:style-name="P2"><text:span text:style-name="T1"/></text:p>
      <text:p text:style-name="P2"><text:span text:style-name="T1">Find undergraduate collaborators at Universidad de Puerto Rico, Utuado, and train in mycological culture techniques if necessary </text:span></text:p>
      <text:p text:style-name="P1"><text:span text:style-name="T2"/></text:p>
      <text:p text:style-name="P1"><text:span text:style-name="T2"/></text:p>
      <text:p text:style-name="P1"><text:span text:style-name="T2">Tim James</text:span></text:p>
      <text:p text:style-name="P1"><text:span text:style-name="T2"/></text:p>
      <text:p text:style-name="P1"><text:span text:style-name="T2">John Vandermeer</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1:33:19.279666717</meta:creation-date>
    <dc:date>2019-07-11T11:51:00.058990777</dc:date>
    <meta:editing-duration>PT17M40S</meta:editing-duration>
    <meta:editing-cycles>2</meta:editing-cycles>
    <meta:generator>LibreOffice/6.0.7.3$Linux_X86_64 LibreOffice_project/00m0$Build-3</meta:generator>
    <meta:document-statistic meta:table-count="0" meta:image-count="0" meta:object-count="0" meta:page-count="1" meta:paragraph-count="8" meta:word-count="123" meta:character-count="884" meta:non-whitespace-character-count="765"/>
  </office:meta>
</office:document-meta>
</file>